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2DCDC74BDC306094888.png" manifest:media-type="image/png"/>
  <manifest:file-entry manifest:full-path="Pictures/1000020100000556000002DCD6137DF7AD7C8453.png" manifest:media-type="image/png"/>
  <manifest:file-entry manifest:full-path="Pictures/1000020100000556000002DC33BAB0C36F64D90E.png" manifest:media-type="image/png"/>
  <manifest:file-entry manifest:full-path="Pictures/1000020100000556000002DCDF174046FC6A3B1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8a492" officeooo:paragraph-rsid="0008a492"/>
    </style:style>
    <style:style style:name="P2" style:family="paragraph" style:parent-style-name="Standard">
      <style:paragraph-properties fo:break-before="page"/>
      <style:text-properties officeooo:rsid="0008a492" officeooo:paragraph-rsid="0008a492"/>
    </style:style>
    <style:style style:name="fr1" style:family="graphic" style:parent-style-name="Graphics">
      <style:graphic-properties style:run-through="foreground" style:wrap="none" style:vertical-pos="top" style:vertical-rel="page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ge" style:horizontal-pos="from-left" style:horizontal-rel="page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1" text:anchor-type="page" text:anchor-page-number="1" svg:width="175.9mm" svg:height="94.24mm" draw:z-index="0">
        <draw:image xlink:href="Pictures/1000020100000556000002DCDF174046FC6A3B1A.png" xlink:type="simple" xlink:show="embed" xlink:actuate="onLoad"/>
      </draw:frame>
      <draw:frame draw:style-name="fr2" draw:name="Image2" text:anchor-type="page" text:anchor-page-number="1" svg:x="19.74mm" svg:y="96.2mm" svg:width="175.9mm" svg:height="94.24mm" draw:z-index="1">
        <draw:image xlink:href="Pictures/1000020100000556000002DC33BAB0C36F64D90E.png" xlink:type="simple" xlink:show="embed" xlink:actuate="onLoad"/>
      </draw:frame>
      <text:p text:style-name="P1"/>
      <text:p text:style-name="P1"/>
      <text:p text:style-name="P1"/>
      <text:p text:style-name="P2"><draw:frame draw:style-name="fr3" draw:name="Image3" text:anchor-type="paragraph" svg:width="175.9mm" svg:height="94.24mm" draw:z-index="2"><draw:image xlink:href="Pictures/1000020100000556000002DCD6137DF7AD7C8453.png" xlink:type="simple" xlink:show="embed" xlink:actuate="onLoad"/></draw:frame><draw:frame draw:style-name="fr4" draw:name="Image4" text:anchor-type="paragraph" svg:x="0.26mm" svg:y="97.37mm" svg:width="175.9mm" svg:height="94.24mm" draw:z-index="3"><draw:image xlink:href="Pictures/1000020100000556000002DCDC74BDC306094888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49mm" style:writing-mode="page"/>
      <style:text-properties style:use-window-font-color="true" style:font-name="Calibri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5.9mm" fo:page-height="279.4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20T08:28:07.661423915</meta:creation-date>
    <dc:date>2016-12-20T08:32:44.625470531</dc:date>
    <meta:editing-duration>PT4M38S</meta:editing-duration>
    <meta:editing-cycles>1</meta:editing-cycles>
    <meta:generator>LibreOffice/5.1.4.2$Linux_X86_64 LibreOffice_project/10m0$Build-2</meta:generator>
    <meta:document-statistic meta:table-count="0" meta:image-count="4" meta:object-count="0" meta:page-count="2" meta:paragraph-count="0" meta:word-count="0" meta:character-count="0" meta:non-whitespace-character-count="0"/>
  </office:meta>
</office:document-meta>
</file>